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16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0.925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ff00" fo:border="0.54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="0.54pt solid #000000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end" fo:margin-left="0in"/>
    </style:style>
    <style:style style:name="ce6" style:family="table-cell" style:parent-style-name="Default" style:data-style-name="N37">
      <style:table-cell-properties fo:border="0.06pt solid #000000"/>
    </style:style>
    <style:style style:name="ce7" style:family="table-cell" style:parent-style-name="Default">
      <style:table-cell-properties fo:border-bottom="0.54pt solid #000000" fo:background-color="#00ff00" fo:border-left="none" fo:border-right="0.54pt solid #000000" fo:border-top="0.54pt solid #000000"/>
    </style:style>
    <style:style style:name="ce8" style:family="table-cell" style:parent-style-name="Default" style:data-style-name="N44">
      <style:table-cell-properties fo:border="0.06pt solid #000000"/>
    </style:style>
    <style:style style:name="ce9" style:family="table-cell" style:parent-style-name="Default">
      <style:table-cell-properties fo:border-bottom="none" fo:border-left="none" fo:border-right="none" fo:border-top="1.05pt solid #800000"/>
    </style:style>
    <style:style style:name="ce10" style:family="table-cell" style:parent-style-name="Default">
      <style:table-cell-properties fo:border-bottom="0.54pt solid #000000" fo:border-left="none" fo:border-right="0.54pt solid #000000" fo:border-top="0.54pt solid #000000"/>
    </style:style>
    <style:style style:name="gr1" style:family="graphic">
      <style:graphic-properties svg:stroke-width="0.0201in" svg:stroke-color="#800000" draw:marker-start-width="0.1098in" draw:marker-end-width="0.1098in" draw:fill="solid" draw:fill-color="#7e0021" draw:textarea-horizontal-align="center" draw:textarea-vertical-align="middle" fo:padding-top="0.0098in" fo:padding-bottom="0.0098in" fo:padding-left="0.0098in" fo:padding-right="0.0098in"/>
    </style:style>
    <style:style style:name="gr2" style:family="graphic">
      <style:graphic-properties svg:stroke-color="#0000ff" draw:fill="solid" draw:fill-color="#7e0021" draw:textarea-horizontal-align="center" draw:textarea-vertical-align="middle"/>
    </style:style>
    <style:style style:name="gr3" style:family="graphic">
      <style:graphic-properties svg:stroke-color="#c5000b" draw:fill="solid" draw:fill-color="#c5000b" draw:textarea-horizontal-align="center" draw:textarea-vertical-align="middle"/>
    </style:style>
    <style:style style:name="gr4" style:family="graphic">
      <style:graphic-properties svg:stroke-color="#c5000b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Initial State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6"/>
        <table:table-column table:style-name="co1" table:default-cell-style-name="ce2"/>
        <table:table-column table:style-name="co1" table:default-cell-style-name="ce8"/>
        <table:table-column table:style-name="co3" table:default-cell-style-name="ce2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 table:number-columns-repeated="7"/>
          <table:table-cell table:number-columns-repeated="6"/>
        </table:table-row>
        <table:table-row table:style-name="ro1">
          <table:table-cell/>
          <table:table-cell table:style-name="ce1" office:value-type="string">
            <text:p>Driver Name</text:p>
          </table:table-cell>
          <table:table-cell table:style-name="ce4" office:value-type="string">
            <text:p>Date of birth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Race date</text:p>
          </table:table-cell>
          <table:table-cell table:style-name="ce7" office:value-type="string">
            <text:p>Circuit</text:p>
          </table:table-cell>
          <table:table-cell table:style-name="ce4" office:value-type="string">
            <text:p>Time</text:p>
          </table:table-cell>
          <table:table-cell table:style-name="ce1" office:value-type="string">
            <text:p>Championship</text:p>
          </table:table-cell>
          <table:table-cell/>
          <table:table-cell table:style-name="ce1" office:value-type="string">
            <text:p>Circuit</text:p>
          </table:table-cell>
          <table:table-cell table:style-name="ce4" office:value-type="string">
            <text:p>Location</text:p>
          </table:table-cell>
          <table:table-cell/>
          <table:table-cell table:style-name="ce1" office:value-type="string">
            <text:p>Team</text:p>
          </table:table-cell>
          <table:table-cell table:style-name="ce4" office:value-type="string">
            <text:p>Location</text:p>
          </table:table-cell>
        </table:table-row>
        <table:table-row table:style-name="ro1">
          <table:table-cell/>
          <table:table-cell office:value-type="string">
            <text:p>Mic</text:p>
          </table:table-cell>
          <table:table-cell office:value-type="date" office:date-value="1980-12-04">
            <text:p>12/04/80</text:p>
          </table:table-cell>
          <table:table-cell office:value-type="string">
            <text:p>Williams</text:p>
          </table:table-cell>
          <table:table-cell office:value-type="date" office:date-value="2000-01-01">
            <text:p>01/01/00</text:p>
          </table:table-cell>
          <table:table-cell office:value-type="string">
            <text:p>Brans Hatch</text:p>
          </table:table-cell>
          <table:table-cell office:value-type="time" office:time-value="PT56H01M00S">
            <text:p>56:01:00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Brans Hatch</text:p>
          </table:table-cell>
          <table:table-cell table:style-name="ce2" office:value-type="string">
            <text:p>UK</text:p>
          </table:table-cell>
          <table:table-cell/>
          <table:table-cell table:style-name="ce2" office:value-type="string">
            <text:p>Willams</text:p>
          </table:table-cell>
          <table:table-cell table:style-name="ce2" office:value-type="string">
            <text:p>London</text:p>
          </table:table-cell>
        </table:table-row>
        <table:table-row table:style-name="ro1">
          <table:table-cell/>
          <table:table-cell office:value-type="string">
            <text:p>Mic</text:p>
          </table:table-cell>
          <table:table-cell office:value-type="date" office:date-value="1980-12-04">
            <text:p>12/04/80</text:p>
          </table:table-cell>
          <table:table-cell office:value-type="string">
            <text:p>Williams</text:p>
          </table:table-cell>
          <table:table-cell office:value-type="date" office:date-value="2000-02-01">
            <text:p>02/01/00</text:p>
          </table:table-cell>
          <table:table-cell office:value-type="string">
            <text:p>Donnington </text:p>
          </table:table-cell>
          <table:table-cell office:value-type="time" office:time-value="PT58H01M00S">
            <text:p>58:01:00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Donnington </text:p>
          </table:table-cell>
          <table:table-cell table:style-name="ce2" office:value-type="string">
            <text:p>UK</text:p>
          </table:table-cell>
          <table:table-cell/>
          <table:table-cell table:style-name="ce2" office:value-type="string">
            <text:p>Benatton</text:p>
          </table:table-cell>
          <table:table-cell table:style-name="ce2" office:value-type="string">
            <text:p>oxford</text:p>
          </table:table-cell>
        </table:table-row>
        <table:table-row table:style-name="ro1">
          <table:table-cell/>
          <table:table-cell office:value-type="string">
            <text:p>Mic</text:p>
          </table:table-cell>
          <table:table-cell office:value-type="date" office:date-value="1980-12-04">
            <text:p>12/04/80</text:p>
          </table:table-cell>
          <table:table-cell office:value-type="string">
            <text:p>Williams</text:p>
          </table:table-cell>
          <table:table-cell office:value-type="date" office:date-value="2000-03-03">
            <text:p>03/03/00</text:p>
          </table:table-cell>
          <table:table-cell office:value-type="string">
            <text:p>Hungaroring</text:p>
          </table:table-cell>
          <table:table-cell office:value-type="time" office:time-value="PT35H01M00S">
            <text:p>35:01:00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Hungaroring</text:p>
          </table:table-cell>
          <table:table-cell table:style-name="ce2" office:value-type="string">
            <text:p>Hungary</text:p>
          </table:table-cell>
          <table:table-cell/>
          <table:table-cell table:style-name="ce2" office:value-type="string">
            <text:p>Lotus</text:p>
          </table:table-cell>
          <table:table-cell table:style-name="ce2" office:value-type="string">
            <text:p>Brighton</text:p>
          </table:table-cell>
        </table:table-row>
        <table:table-row table:style-name="ro1">
          <table:table-cell/>
          <table:table-cell office:value-type="string">
            <text:p>Mic</text:p>
          </table:table-cell>
          <table:table-cell office:value-type="date" office:date-value="1980-12-04">
            <text:p>12/04/80</text:p>
          </table:table-cell>
          <table:table-cell office:value-type="string">
            <text:p>Williams</text:p>
          </table:table-cell>
          <table:table-cell office:value-type="date" office:date-value="2000-04-04">
            <text:p>04/04/00</text:p>
          </table:table-cell>
          <table:table-cell office:value-type="string">
            <text:p>Indianapolis</text:p>
          </table:table-cell>
          <table:table-cell office:value-type="time" office:time-value="PT65H01M00S">
            <text:p>65:01:00</text:p>
          </table:table-cell>
          <table:table-cell office:value-type="float" office:value="1">
            <text:p>1</text:p>
          </table:table-cell>
          <table:table-cell/>
          <table:table-cell table:style-name="ce2" office:value-type="string">
            <text:p>Indianapolis</text:p>
          </table:table-cell>
          <table:table-cell table:style-name="ce2" office:value-type="string">
            <text:p>U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ave</text:p>
          </table:table-cell>
          <table:table-cell office:value-type="string">
            <text:p>14/01/78</text:p>
          </table:table-cell>
          <table:table-cell office:value-type="string">
            <text:p>Benatton</text:p>
          </table:table-cell>
          <table:table-cell office:value-type="date" office:date-value="2000-01-01">
            <text:p>01/01/00</text:p>
          </table:table-cell>
          <table:table-cell office:value-type="string">
            <text:p>Brans Hatch</text:p>
          </table:table-cell>
          <table:table-cell office:value-type="time" office:time-value="PT56H01M00S">
            <text:p>56:01:0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ve</text:p>
          </table:table-cell>
          <table:table-cell office:value-type="string">
            <text:p>14/01/78</text:p>
          </table:table-cell>
          <table:table-cell office:value-type="string">
            <text:p>Benatton</text:p>
          </table:table-cell>
          <table:table-cell office:value-type="date" office:date-value="2000-02-01">
            <text:p>02/01/00</text:p>
          </table:table-cell>
          <table:table-cell office:value-type="string">
            <text:p>Donnington </text:p>
          </table:table-cell>
          <table:table-cell office:value-type="time" office:time-value="PT58H01M00S">
            <text:p>58:01:0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BCNF</text:p>
          </table:table-cell>
          <table:table-cell table:number-columns-repeated="2"/>
          <table:table-cell office:value-type="string">
            <text:p>BCNF</text:p>
          </table:table-cell>
          <table:table-cell/>
        </table:table-row>
        <table:table-row table:style-name="ro1">
          <table:table-cell/>
          <table:table-cell office:value-type="string">
            <text:p>Dave</text:p>
          </table:table-cell>
          <table:table-cell office:value-type="string">
            <text:p>14/01/78</text:p>
          </table:table-cell>
          <table:table-cell office:value-type="string">
            <text:p>Benatton</text:p>
          </table:table-cell>
          <table:table-cell office:value-type="date" office:date-value="2000-03-03">
            <text:p>03/03/00</text:p>
          </table:table-cell>
          <table:table-cell office:value-type="string">
            <text:p>Hungaroring</text:p>
          </table:table-cell>
          <table:table-cell office:value-type="time" office:time-value="PT35H01M00S">
            <text:p>35:01:0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ve</text:p>
          </table:table-cell>
          <table:table-cell office:value-type="string">
            <text:p>14/01/78</text:p>
          </table:table-cell>
          <table:table-cell office:value-type="string">
            <text:p>Benatton</text:p>
          </table:table-cell>
          <table:table-cell office:value-type="date" office:date-value="2000-04-04">
            <text:p>04/04/00</text:p>
          </table:table-cell>
          <table:table-cell office:value-type="string">
            <text:p>Indianapolis</text:p>
          </table:table-cell>
          <table:table-cell office:value-type="time" office:time-value="PT65H01M00S">
            <text:p>65:01:0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ic</text:p>
          </table:table-cell>
          <table:table-cell office:value-type="date" office:date-value="1980-12-04">
            <text:p>12/04/80</text:p>
          </table:table-cell>
          <table:table-cell office:value-type="string">
            <text:p>Williams</text:p>
          </table:table-cell>
          <table:table-cell office:value-type="date" office:date-value="2000-01-01">
            <text:p>01/01/00</text:p>
          </table:table-cell>
          <table:table-cell office:value-type="string">
            <text:p>Brans Hatch</text:p>
          </table:table-cell>
          <table:table-cell office:value-type="time" office:time-value="PT56H01M00S">
            <text:p>56:01:0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ic</text:p>
          </table:table-cell>
          <table:table-cell office:value-type="date" office:date-value="1980-12-04">
            <text:p>12/04/80</text:p>
          </table:table-cell>
          <table:table-cell office:value-type="string">
            <text:p>Williams</text:p>
          </table:table-cell>
          <table:table-cell office:value-type="date" office:date-value="2000-02-01">
            <text:p>02/01/00</text:p>
          </table:table-cell>
          <table:table-cell office:value-type="string">
            <text:p>Donnington </text:p>
          </table:table-cell>
          <table:table-cell office:value-type="time" office:time-value="PT58H01M00S">
            <text:p>58:01:0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ic</text:p>
          </table:table-cell>
          <table:table-cell office:value-type="date" office:date-value="1980-12-04">
            <text:p>12/04/80</text:p>
          </table:table-cell>
          <table:table-cell office:value-type="string">
            <text:p>Williams</text:p>
          </table:table-cell>
          <table:table-cell office:value-type="date" office:date-value="2000-03-03">
            <text:p>03/03/00</text:p>
          </table:table-cell>
          <table:table-cell office:value-type="string">
            <text:p>Hungaroring</text:p>
          </table:table-cell>
          <table:table-cell office:value-type="time" office:time-value="PT35H01M00S">
            <text:p>35:01:0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ic</text:p>
          </table:table-cell>
          <table:table-cell office:value-type="date" office:date-value="1980-12-04">
            <text:p>12/04/80</text:p>
          </table:table-cell>
          <table:table-cell office:value-type="string">
            <text:p>Williams</text:p>
          </table:table-cell>
          <table:table-cell office:value-type="date" office:date-value="2000-04-04">
            <text:p>04/04/00</text:p>
          </table:table-cell>
          <table:table-cell office:value-type="string">
            <text:p>Indianapolis</text:p>
          </table:table-cell>
          <table:table-cell office:value-type="time" office:time-value="PT65H01M00S">
            <text:p>65:01:0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ve</text:p>
          </table:table-cell>
          <table:table-cell office:value-type="string">
            <text:p>14/01/78</text:p>
          </table:table-cell>
          <table:table-cell office:value-type="string">
            <text:p>Benatton</text:p>
          </table:table-cell>
          <table:table-cell office:value-type="date" office:date-value="2000-01-01">
            <text:p>01/01/00</text:p>
          </table:table-cell>
          <table:table-cell office:value-type="string">
            <text:p>Brans Hatch</text:p>
          </table:table-cell>
          <table:table-cell office:value-type="time" office:time-value="PT56H01M00S">
            <text:p>56:01:0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ve</text:p>
          </table:table-cell>
          <table:table-cell office:value-type="string">
            <text:p>14/01/78</text:p>
          </table:table-cell>
          <table:table-cell office:value-type="string">
            <text:p>Benatton</text:p>
          </table:table-cell>
          <table:table-cell office:value-type="date" office:date-value="2000-02-01">
            <text:p>02/01/00</text:p>
          </table:table-cell>
          <table:table-cell office:value-type="string">
            <text:p>Donnington </text:p>
          </table:table-cell>
          <table:table-cell office:value-type="time" office:time-value="PT58H01M00S">
            <text:p>58:01:0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ve</text:p>
          </table:table-cell>
          <table:table-cell office:value-type="string">
            <text:p>14/01/78</text:p>
          </table:table-cell>
          <table:table-cell office:value-type="string">
            <text:p>Benatton</text:p>
          </table:table-cell>
          <table:table-cell office:value-type="date" office:date-value="2000-03-03">
            <text:p>03/03/00</text:p>
          </table:table-cell>
          <table:table-cell office:value-type="string">
            <text:p>Hungaroring</text:p>
          </table:table-cell>
          <table:table-cell office:value-type="time" office:time-value="PT35H01M00S">
            <text:p>35:01:0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ave</text:p>
          </table:table-cell>
          <table:table-cell office:value-type="string">
            <text:p>14/01/78</text:p>
          </table:table-cell>
          <table:table-cell office:value-type="string">
            <text:p>Benatton</text:p>
          </table:table-cell>
          <table:table-cell office:value-type="date" office:date-value="2000-04-04">
            <text:p>04/04/00</text:p>
          </table:table-cell>
          <table:table-cell office:value-type="string">
            <text:p>Indianapolis</text:p>
          </table:table-cell>
          <table:table-cell office:value-type="time" office:time-value="PT65H01M00S">
            <text:p>65:01:00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7"/>
          <table:table-cell table:number-columns-repeated="6"/>
        </table:table-row>
        <table:table-row table:style-name="ro1">
          <table:table-cell/>
          <table:table-cell table:style-name="ce3"/>
          <table:table-cell table:style-name="Default" table:number-columns-repeated="3"/>
          <table:table-cell table:style-name="ce3"/>
          <table:table-cell table:style-name="Default"/>
          <table:table-cell table:style-name="ce3"/>
          <table:table-cell table:number-columns-repeated="6"/>
        </table:table-row>
      </table:table>
      <table:table table:name="Sheet2" table:style-name="ta1">
        <table:shapes>
          <draw:g draw:z-index="0">
            <draw:line draw:style-name="gr1" draw:text-style-name="P1" svg:x1="1.2839in" svg:y1="1.1102in" svg:x2="2.239in" svg:y2="1.1102in">
              <text:p/>
            </draw:line>
            <draw:g>
              <draw:line draw:style-name="gr1" draw:text-style-name="P1" svg:x1="1.2839in" svg:y1="0.8791in" svg:x2="1.2839in" svg:y2="1.1102in">
                <text:p/>
              </draw:line>
              <draw:line draw:style-name="gr1" draw:text-style-name="P1" svg:x1="2.228in" svg:y1="1.1102in" svg:x2="2.228in" svg:y2="0.9004in">
                <text:p/>
              </draw:line>
              <draw:line draw:style-name="gr1" draw:text-style-name="P1" svg:x1="2.2169in" svg:y1="1.1102in" svg:x2="3.0622in" svg:y2="1.1102in">
                <text:p/>
              </draw:line>
              <draw:line draw:style-name="gr1" draw:text-style-name="P1" svg:x1="3.0614in" svg:y1="0.8898in" svg:x2="3.0724in" svg:y2="1.0996in">
                <text:p/>
              </draw:line>
            </draw:g>
          </draw:g>
          <draw:g draw:z-index="1">
            <draw:line draw:style-name="gr1" draw:text-style-name="P1" svg:x1="3.9945in" svg:y1="0.9083in" svg:x2="3.9945in" svg:y2="1.0972in">
              <text:p/>
            </draw:line>
            <draw:line draw:style-name="gr1" draw:text-style-name="P1" svg:x1="4.8067in" svg:y1="0.9083in" svg:x2="4.8067in" svg:y2="1.0972in">
              <text:p/>
            </draw:line>
            <draw:line draw:style-name="gr1" draw:text-style-name="P1" svg:x1="6.65in" svg:y1="0.9185in" svg:x2="6.65in" svg:y2="1.0972in">
              <text:p/>
            </draw:line>
            <draw:line draw:style-name="gr1" draw:text-style-name="P1" svg:x1="3.9945in" svg:y1="1.0972in" svg:x2="6.6512in" svg:y2="1.0972in">
              <text:p/>
            </draw:line>
          </draw:g>
          <draw:g draw:z-index="2">
            <draw:line draw:style-name="gr1" draw:text-style-name="P1" svg:x1="5.8307in" svg:y1="2.5067in" svg:x2="5.8307in" svg:y2="2.6957in">
              <text:p/>
            </draw:line>
            <draw:line draw:style-name="gr1" draw:text-style-name="P1" svg:x1="6.6429in" svg:y1="2.5067in" svg:x2="6.6429in" svg:y2="2.6957in">
              <text:p/>
            </draw:line>
            <draw:line draw:style-name="gr1" draw:text-style-name="P1" svg:x1="8.4862in" svg:y1="2.5169in" svg:x2="8.4862in" svg:y2="2.6957in">
              <text:p/>
            </draw:line>
            <draw:line draw:style-name="gr1" draw:text-style-name="P1" svg:x1="5.8307in" svg:y1="2.6957in" svg:x2="8.4874in" svg:y2="2.6957in">
              <text:p/>
            </draw:line>
          </draw:g>
          <draw:g draw:z-index="3">
            <draw:line draw:style-name="gr1" draw:text-style-name="P1" svg:x1="4.8835in" svg:y1="2.1339in" svg:x2="4.8835in" svg:y2="2.3016in">
              <text:p/>
            </draw:line>
            <draw:line draw:style-name="gr1" draw:text-style-name="P1" svg:x1="5.7177in" svg:y1="2.1339in" svg:x2="5.7287in" svg:y2="2.3122in">
              <text:p/>
            </draw:line>
            <draw:line draw:style-name="gr1" draw:text-style-name="P1" svg:x1="6.65in" svg:y1="2.1339in" svg:x2="6.65in" svg:y2="2.3016in">
              <text:p/>
            </draw:line>
            <draw:line draw:style-name="gr1" draw:text-style-name="P1" svg:x1="7.5642in" svg:y1="2.1441in" svg:x2="7.5642in" svg:y2="2.3122in">
              <text:p/>
            </draw:line>
            <draw:line draw:style-name="gr1" draw:text-style-name="P1" svg:x1="8.4969in" svg:y1="2.1339in" svg:x2="8.4969in" svg:y2="2.2913in">
              <text:p/>
            </draw:line>
            <draw:line draw:style-name="gr1" draw:text-style-name="P1" svg:x1="4.8835in" svg:y1="2.3016in" svg:x2="8.5059in" svg:y2="2.3016in">
              <text:p/>
            </draw:line>
          </draw:g>
          <draw:line draw:z-index="4" draw:style-name="gr2" draw:text-style-name="P1" svg:x1="2.3492in" svg:y1="1.1547in" svg:x2="2.3047in" svg:y2="1.5748in">
            <text:p/>
          </draw:line>
          <draw:line draw:z-index="5" draw:style-name="gr2" draw:text-style-name="P1" svg:x1="2.1622in" svg:y1="1.4067in" svg:x2="2.3047in" svg:y2="1.5642in">
            <text:p/>
          </draw:line>
          <draw:line draw:z-index="6" draw:style-name="gr2" draw:text-style-name="P1" svg:x1="2.5024in" svg:y1="1.3858in" svg:x2="2.3157in" svg:y2="1.5748in">
            <text:p/>
          </draw:line>
          <draw:line draw:z-index="7" draw:style-name="gr2" draw:text-style-name="P1" svg:x1="5.2913in" svg:y1="1.1969in" svg:x2="5.6409in" svg:y2="1.5748in">
            <text:p/>
          </draw:line>
          <draw:line draw:z-index="8" draw:style-name="gr2" draw:text-style-name="P1" svg:x1="5.663in" svg:y1="1.3543in" svg:x2="5.663in" svg:y2="1.5748in">
            <text:p/>
          </draw:line>
          <draw:line draw:z-index="9" draw:style-name="gr2" draw:text-style-name="P1" svg:x1="5.3996in" svg:y1="1.5012in" svg:x2="5.674in" svg:y2="1.5748in">
            <text:p/>
          </draw:line>
          <draw:line draw:z-index="10" draw:style-name="gr2" draw:text-style-name="P1" svg:x1="5.8933in" svg:y1="2.8346in" svg:x2="5.6079in" svg:y2="3.2543in">
            <text:p/>
          </draw:line>
          <draw:line draw:z-index="11" draw:style-name="gr2" draw:text-style-name="P1" svg:x1="5.5531in" svg:y1="3.1283in" svg:x2="5.5862in" svg:y2="3.2756in">
            <text:p/>
          </draw:line>
          <draw:line draw:z-index="12" draw:style-name="gr2" draw:text-style-name="P1" svg:x1="5.7945in" svg:y1="3.2228in" svg:x2="5.5969in" svg:y2="3.2756in">
            <text:p/>
          </draw:line>
          <draw:line draw:z-index="13" draw:style-name="gr2" draw:text-style-name="P1" svg:x1="8.7713in" svg:y1="2.2571in" svg:x2="9.5177in" svg:y2="2.8661in">
            <text:p/>
          </draw:line>
          <draw:line draw:z-index="14" draw:style-name="gr2" draw:text-style-name="P1" svg:x1="9.4441in" svg:y1="2.7087in" svg:x2="9.5319in" svg:y2="2.8764in">
            <text:p/>
          </draw:line>
          <draw:line draw:z-index="15" draw:style-name="gr2" draw:text-style-name="P1" svg:x1="9.3669in" svg:y1="2.824in" svg:x2="9.5646in" svg:y2="2.887in">
            <text:p/>
          </draw:line>
          <draw:line draw:z-index="16" draw:style-name="gr1" draw:text-style-name="P1" svg:x1="1.2949in" svg:y1="0.5248in" svg:x2="1.3059in" svg:y2="0.6929in">
            <text:p/>
          </draw:line>
          <draw:line draw:z-index="17" draw:style-name="gr1" draw:text-style-name="P1" svg:x1="2.1953in" svg:y1="0.5248in" svg:x2="2.2063in" svg:y2="0.6929in">
            <text:p/>
          </draw:line>
          <draw:line draw:z-index="18" draw:style-name="gr1" draw:text-style-name="P1" svg:x1="3.0835in" svg:y1="0.5146in" svg:x2="3.0835in" svg:y2="0.7035in">
            <text:p/>
          </draw:line>
          <draw:line draw:z-index="19" draw:style-name="gr1" draw:text-style-name="P1" svg:x1="3.9398in" svg:y1="0.5248in" svg:x2="3.9398in" svg:y2="0.6929in">
            <text:p/>
          </draw:line>
          <draw:line draw:z-index="20" draw:style-name="gr1" draw:text-style-name="P1" svg:x1="4.8504in" svg:y1="0.5354in" svg:x2="4.8504in" svg:y2="0.6929in">
            <text:p/>
          </draw:line>
          <draw:line draw:z-index="21" draw:style-name="gr1" draw:text-style-name="P1" svg:x1="5.8055in" svg:y1="0.5248in" svg:x2="5.8055in" svg:y2="0.6929in">
            <text:p/>
          </draw:line>
          <draw:line draw:z-index="22" draw:style-name="gr1" draw:text-style-name="P1" svg:x1="6.672in" svg:y1="0.5354in" svg:x2="6.6831in" svg:y2="0.7035in">
            <text:p/>
          </draw:line>
          <draw:line draw:z-index="23" draw:style-name="gr1" draw:text-style-name="P1" svg:x1="1.3059in" svg:y1="0.7035in" svg:x2="6.6961in" svg:y2="0.7035in">
            <text:p/>
          </draw:line>
        </table:shapes>
        <table:table-column table:style-name="co1" table:number-columns-repeated="7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4" office:value-type="string">
            <text:p>Driver Name</text:p>
          </table:table-cell>
          <table:table-cell table:style-name="ce4" office:value-type="string">
            <text:p>Date of birth</text:p>
          </table:table-cell>
          <table:table-cell table:style-name="ce4" office:value-type="string">
            <text:p>Team</text:p>
          </table:table-cell>
          <table:table-cell table:style-name="ce4" office:value-type="string">
            <text:p>Race date</text:p>
          </table:table-cell>
          <table:table-cell table:style-name="ce10" office:value-type="string">
            <text:p>Circuit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Championship</text:p>
          </table:table-cell>
          <table:table-cell table:number-columns-repeated="2"/>
          <table:table-cell table:style-name="ce1" office:value-type="string">
            <text:p>Circuit</text:p>
          </table:table-cell>
          <table:table-cell table:style-name="ce4" office:value-type="string">
            <text:p>Location</text:p>
          </table:table-cell>
          <table:table-cell/>
          <table:table-cell table:style-name="ce1" office:value-type="string">
            <text:p>Team</text:p>
          </table:table-cell>
          <table:table-cell table:style-name="ce4" office:value-type="string">
            <text:p>Location</text:p>
          </table:table-cell>
        </table:table-row>
        <table:table-row table:style-name="ro1">
          <table:table-cell table:number-columns-repeated="10"/>
          <table:table-cell office:value-type="string">
            <text:p>BCNF</text:p>
          </table:table-cell>
          <table:table-cell table:number-columns-repeated="2"/>
          <table:table-cell office:value-type="string">
            <text:p>BCNF</text:p>
          </table:table-cell>
          <table:table-cell/>
        </table:table-row>
        <table:table-row table:style-name="ro1">
          <table:table-cell/>
          <table:table-cell table:style-name="ce9"/>
          <table:table-cell table:number-columns-repeated="2"/>
          <table:table-cell table:style-name="ce3"/>
          <table:table-cell table:style-name="ce9"/>
          <table:table-cell/>
          <table:table-cell table:style-name="ce9"/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10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table:style-name="ce1" office:value-type="string">
            <text:p>Driver Name</text:p>
          </table:table-cell>
          <table:table-cell table:style-name="ce4" office:value-type="string">
            <text:p>Date of birth</text:p>
          </table:table-cell>
          <table:table-cell table:style-name="ce4" office:value-type="string">
            <text:p>Team</text:p>
          </table:table-cell>
          <table:table-cell/>
          <table:table-cell table:style-name="ce4" office:value-type="string">
            <text:p>Driver Name</text:p>
          </table:table-cell>
          <table:table-cell table:style-name="ce4" office:value-type="string">
            <text:p>Race date</text:p>
          </table:table-cell>
          <table:table-cell table:style-name="ce10" office:value-type="string">
            <text:p>Circuit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Championship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BCNF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9" table:number-columns-repeated="2"/>
          <table:table-cell table:number-columns-repeated="8"/>
        </table:table-row>
        <table:table-row table:style-name="ro1">
          <table:table-cell table:number-columns-repeated="6"/>
          <table:table-cell table:style-name="ce3"/>
          <table:table-cell table:number-columns-repeated="8"/>
        </table:table-row>
        <table:table-row table:style-name="ro1">
          <table:table-cell table:number-columns-repeated="5"/>
          <table:table-cell table:style-name="ce3"/>
          <table:table-cell table:style-name="ce9"/>
          <table:table-cell table:number-columns-repeated="3"/>
          <table:table-cell office:value-type="string">
            <text:p>`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table:style-name="ce1" office:value-type="string">
            <text:p>Driver Name</text:p>
          </table:table-cell>
          <table:table-cell table:style-name="ce1" office:value-type="string">
            <text:p>Race date</text:p>
          </table:table-cell>
          <table:table-cell table:style-name="ce4" office:value-type="string">
            <text:p>Time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1" office:value-type="string">
            <text:p>Race date</text:p>
          </table:table-cell>
          <table:table-cell table:style-name="ce10" office:value-type="string">
            <text:p>Circuit</text:p>
          </table:table-cell>
          <table:table-cell table:style-name="ce4" office:value-type="string">
            <text:p>Championship</text:p>
          </table:table-cell>
          <table:table-cell table:number-columns-repeated="7"/>
        </table:table-row>
      </table:table>
      <table:table table:name="BCNF" table:style-name="ta1">
        <table:shapes>
          <draw:g draw:z-index="0">
            <draw:line draw:style-name="gr3" draw:text-style-name="P1" svg:x1="4.8394in" svg:y1="2.4461in" svg:x2="4.8303in" svg:y2="2.9815in">
              <text:p/>
            </draw:line>
            <draw:line draw:style-name="gr4" draw:text-style-name="P1" svg:x1="4.8441in" svg:y1="2.9713in" svg:x2="4.8882in" svg:y2="2.887in">
              <text:p/>
            </draw:line>
            <draw:line draw:style-name="gr3" draw:text-style-name="P1" svg:x1="4.8339in" svg:y1="2.9933in" svg:x2="4.7571in" svg:y2="2.9094in">
              <text:p/>
            </draw:line>
            <draw:line draw:style-name="gr4" draw:text-style-name="P1" svg:x1="4.8472in" svg:y1="2.8441in" svg:x2="4.8913in" svg:y2="2.7598in">
              <text:p/>
            </draw:line>
            <draw:line draw:style-name="gr3" draw:text-style-name="P1" svg:x1="4.837in" svg:y1="2.8661in" svg:x2="4.7602in" svg:y2="2.7823in">
              <text:p/>
            </draw:line>
            <draw:line draw:style-name="gr4" draw:text-style-name="P1" svg:x1="4.8472in" svg:y1="2.4524in" svg:x2="4.7795in" svg:y2="2.5579in">
              <text:p/>
            </draw:line>
            <draw:line draw:style-name="gr4" draw:text-style-name="P1" svg:x1="4.8406in" svg:y1="2.4457in" svg:x2="4.8953in" svg:y2="2.5516in">
              <text:p/>
            </draw:line>
          </draw:g>
          <draw:g draw:z-index="1">
            <draw:line draw:style-name="gr3" draw:text-style-name="P1" svg:x1="5.8051in" svg:y1="3.2791in" svg:x2="5.7961in" svg:y2="3.8146in">
              <text:p/>
            </draw:line>
            <draw:line draw:style-name="gr4" draw:text-style-name="P1" svg:x1="5.8098in" svg:y1="3.8043in" svg:x2="5.8539in" svg:y2="3.7201in">
              <text:p/>
            </draw:line>
            <draw:line draw:style-name="gr3" draw:text-style-name="P1" svg:x1="5.7996in" svg:y1="3.8264in" svg:x2="5.7228in" svg:y2="3.7425in">
              <text:p/>
            </draw:line>
            <draw:line draw:style-name="gr4" draw:text-style-name="P1" svg:x1="5.813in" svg:y1="3.6772in" svg:x2="5.8571in" svg:y2="3.5929in">
              <text:p/>
            </draw:line>
            <draw:line draw:style-name="gr3" draw:text-style-name="P1" svg:x1="5.8028in" svg:y1="3.6992in" svg:x2="5.726in" svg:y2="3.6154in">
              <text:p/>
            </draw:line>
            <draw:line draw:style-name="gr4" draw:text-style-name="P1" svg:x1="5.813in" svg:y1="3.2854in" svg:x2="5.7453in" svg:y2="3.3909in">
              <text:p/>
            </draw:line>
            <draw:line draw:style-name="gr4" draw:text-style-name="P1" svg:x1="5.8063in" svg:y1="3.2787in" svg:x2="5.861in" svg:y2="3.3846in">
              <text:p/>
            </draw:line>
          </draw:g>
          <draw:g draw:z-index="2">
            <draw:line draw:style-name="gr3" draw:text-style-name="P1" svg:x1="4.0138in" svg:y1="1.5213in" svg:x2="4.0047in" svg:y2="2.0567in">
              <text:p/>
            </draw:line>
            <draw:line draw:style-name="gr4" draw:text-style-name="P1" svg:x1="4.0185in" svg:y1="2.0465in" svg:x2="4.0626in" svg:y2="1.9622in">
              <text:p/>
            </draw:line>
            <draw:line draw:style-name="gr3" draw:text-style-name="P1" svg:x1="4.0083in" svg:y1="2.0685in" svg:x2="3.9315in" svg:y2="1.9846in">
              <text:p/>
            </draw:line>
            <draw:line draw:style-name="gr4" draw:text-style-name="P1" svg:x1="4.0217in" svg:y1="1.9193in" svg:x2="4.0657in" svg:y2="1.835in">
              <text:p/>
            </draw:line>
            <draw:line draw:style-name="gr3" draw:text-style-name="P1" svg:x1="4.0114in" svg:y1="1.9413in" svg:x2="3.9346in" svg:y2="1.8575in">
              <text:p/>
            </draw:line>
            <draw:line draw:style-name="gr4" draw:text-style-name="P1" svg:x1="4.0217in" svg:y1="1.5276in" svg:x2="3.9539in" svg:y2="1.6331in">
              <text:p/>
            </draw:line>
            <draw:line draw:style-name="gr4" draw:text-style-name="P1" svg:x1="4.015in" svg:y1="1.5209in" svg:x2="4.0697in" svg:y2="1.6268in">
              <text:p/>
            </draw:line>
          </draw:g>
          <draw:line draw:z-index="3" draw:style-name="gr3" draw:text-style-name="P1" svg:x1="7.5228in" svg:y1="1.6713in" svg:x2="7.5122in" svg:y2="2.0858in">
            <text:p/>
          </draw:line>
          <draw:line draw:z-index="4" draw:style-name="gr4" draw:text-style-name="P1" svg:x1="7.526in" svg:y1="2.0756in" svg:x2="7.5701in" svg:y2="1.9913in">
            <text:p/>
          </draw:line>
          <draw:line draw:z-index="5" draw:style-name="gr3" draw:text-style-name="P1" svg:x1="7.5157in" svg:y1="2.0976in" svg:x2="7.439in" svg:y2="2.0138in">
            <text:p/>
          </draw:line>
          <draw:line draw:z-index="6" draw:style-name="gr4" draw:text-style-name="P1" svg:x1="7.5291in" svg:y1="1.9484in" svg:x2="7.5732in" svg:y2="1.8642in">
            <text:p/>
          </draw:line>
          <draw:line draw:z-index="7" draw:style-name="gr3" draw:text-style-name="P1" svg:x1="7.5189in" svg:y1="1.9705in" svg:x2="7.4421in" svg:y2="1.8866in">
            <text:p/>
          </draw:line>
          <draw:line draw:z-index="8" draw:style-name="gr4" draw:text-style-name="P1" svg:x1="5.7764in" svg:y1="1.524in" svg:x2="5.7087in" svg:y2="1.6295in">
            <text:p/>
          </draw:line>
          <draw:line draw:z-index="9" draw:style-name="gr4" draw:text-style-name="P1" svg:x1="5.7697in" svg:y1="1.5173in" svg:x2="5.8244in" svg:y2="1.6232in">
            <text:p/>
          </draw:line>
          <draw:line draw:z-index="10" draw:style-name="gr4" draw:text-style-name="P1" svg:x1="7.5213in" svg:y1="1.6713in" svg:x2="5.7768in" svg:y2="1.663in">
            <text:p/>
          </draw:line>
          <draw:line draw:z-index="11" draw:style-name="gr4" draw:text-style-name="P1" svg:x1="5.778in" svg:y1="1.6547in" svg:x2="5.778in" svg:y2="1.5413in">
            <text:p/>
          </draw:line>
        </table:shapes>
        <table:table-column table:style-name="co1" table:number-columns-repeated="7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3" table:number-columns-repeated="7"/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table:style-name="ce3"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>
            <text:p>Driver Name</text:p>
          </table:table-cell>
          <table:table-cell table:style-name="ce4" office:value-type="string">
            <text:p>Date of birth</text:p>
          </table:table-cell>
          <table:table-cell table:style-name="ce4" office:value-type="string">
            <text:p>Team</text:p>
          </table:table-cell>
          <table:table-cell table:style-name="ce3"/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>
            <text:p>Driver Name</text:p>
          </table:table-cell>
          <table:table-cell table:style-name="ce1" office:value-type="string">
            <text:p>Race date</text:p>
          </table:table-cell>
          <table:table-cell table:style-name="ce4" office:value-type="string">
            <text:p>Time</text:p>
          </table:table-cell>
          <table:table-cell/>
          <table:table-cell table:style-name="ce1" office:value-type="string">
            <text:p>Team</text:p>
          </table:table-cell>
          <table:table-cell table:style-name="ce4" office:value-type="string">
            <text:p>Location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table:style-name="ce1" office:value-type="string">
            <text:p>Race date</text:p>
          </table:table-cell>
          <table:table-cell table:style-name="ce10" office:value-type="string">
            <text:p>Circuit</text:p>
          </table:table-cell>
          <table:table-cell table:style-name="ce4" office:value-type="string">
            <text:p>Championship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6"/>
          <table:table-cell table:style-name="ce1" office:value-type="string">
            <text:p>Circuit</text:p>
          </table:table-cell>
          <table:table-cell table:style-name="ce4" office:value-type="string">
            <text:p>Locati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2T18:22:20.82</meta:creation-date>
    <dc:date>2013-02-12T19:55:24.29</dc:date>
    <meta:editing-duration>PT10S</meta:editing-duration>
    <meta:editing-cycles>1</meta:editing-cycles>
    <meta:document-statistic meta:table-count="3" meta:cell-count="181" meta:object-count="36"/>
    <meta:generator>LibreOffice/4.0.0.3$Windows_x86 LibreOffice_project/7545bee9c2a0782548772a21bc84a9dcc583b89</meta:generator>
  </office:meta>
</office:document-meta>
</file>